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A9000000BAAC6C9E4B.jpg" manifest:media-type="image/jpeg"/>
  <manifest:file-entry manifest:full-path="Pictures/1000020100000258000001FD2B6D0DAB.png" manifest:media-type="image/png"/>
  <manifest:file-entry manifest:full-path="Pictures/100002010000018300000258FE2A2A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stroke-dash="Line_20_with_20_Fine_20_Dots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745cm"/>
    </style:style>
    <style:style style:name="gr10" style:family="graphic" style:parent-style-name="standard">
      <style:graphic-properties draw:stroke-dash="Line_20_with_20_Fine_20_Dot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05cm" svg:height="1.932cm" svg:x="1.524cm" svg:y="5.456cm">
          <text:p text:style-name="P1"><text:span text:style-name="T1">Crear </text:span></text:p>
          <text:p text:style-name="P1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3cm" svg:y="5.455cm">
          <text:p text:style-name="P1"><text:span text:style-name="T1">Asociar</text:span></text:p>
          <text:p text:style-name="P1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905cm" svg:height="1.932cm" svg:x="8.722cm" svg:y="5.4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21cm" svg:y="5.4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5.4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5.4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5.4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6.461cm" svg:x2="8.666cm" svg:y2="6.461cm">
          <text:p/>
        </draw:line>
        <draw:line draw:style-name="gr3" draw:text-style-name="P1" draw:layer="layout" svg:x1="4.431cm" svg:y1="6.411cm" svg:x2="5.066cm" svg:y2="6.411cm">
          <text:p/>
        </draw:line>
        <draw:line draw:style-name="gr3" draw:text-style-name="P1" draw:layer="layout" svg:x1="11.631cm" svg:y1="6.411cm" svg:x2="12.266cm" svg:y2="6.411cm">
          <text:p/>
        </draw:line>
        <draw:line draw:style-name="gr3" draw:text-style-name="P1" draw:layer="layout" svg:x1="15.231cm" svg:y1="6.361cm" svg:x2="15.866cm" svg:y2="6.361cm">
          <text:p/>
        </draw:line>
        <draw:line draw:style-name="gr3" draw:text-style-name="P1" draw:layer="layout" svg:x1="19.331cm" svg:y1="6.411cm" svg:x2="19.966cm" svg:y2="6.411cm">
          <text:p/>
        </draw:line>
        <draw:line draw:style-name="gr3" draw:text-style-name="P1" draw:layer="layout" svg:x1="22.931cm" svg:y1="6.461cm" svg:x2="23.566cm" svg:y2="6.461cm">
          <text:p/>
        </draw:line>
      </draw:page>
      <draw:page draw:name="page2" draw:style-name="dp1" draw:master-page-name="Default">
        <draw:custom-shape draw:style-name="gr4" draw:text-style-name="P3" draw:layer="layout" svg:width="2.905cm" svg:height="1.932cm" svg:x="1.524cm" svg:y="1.556cm">
          <text:p text:style-name="P1"><text:span text:style-name="T2">Crear </text:span></text:p>
          <text:p text:style-name="P1"><text:span text:style-name="T2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2.905cm" svg:height="1.932cm" svg:x="5.123cm" svg:y="1.555cm">
          <text:p text:style-name="P1"><text:span text:style-name="T3">Asociar</text:span></text:p>
          <text:p text:style-name="P1"><text:span text:style-name="T3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8.722cm" svg:y="1.5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21cm" svg:y="1.5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1.5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1.5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1.5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2.561cm" svg:x2="8.666cm" svg:y2="2.561cm">
          <text:p/>
        </draw:line>
        <draw:line draw:style-name="gr3" draw:text-style-name="P1" draw:layer="layout" svg:x1="4.431cm" svg:y1="2.511cm" svg:x2="5.066cm" svg:y2="2.511cm">
          <text:p/>
        </draw:line>
        <draw:line draw:style-name="gr3" draw:text-style-name="P1" draw:layer="layout" svg:x1="11.631cm" svg:y1="2.511cm" svg:x2="12.266cm" svg:y2="2.511cm">
          <text:p/>
        </draw:line>
        <draw:line draw:style-name="gr3" draw:text-style-name="P1" draw:layer="layout" svg:x1="15.231cm" svg:y1="2.461cm" svg:x2="15.866cm" svg:y2="2.461cm">
          <text:p/>
        </draw:line>
        <draw:line draw:style-name="gr3" draw:text-style-name="P1" draw:layer="layout" svg:x1="19.331cm" svg:y1="2.511cm" svg:x2="19.966cm" svg:y2="2.511cm">
          <text:p/>
        </draw:line>
        <draw:line draw:style-name="gr3" draw:text-style-name="P1" draw:layer="layout" svg:x1="22.931cm" svg:y1="2.561cm" svg:x2="23.566cm" svg:y2="2.561cm">
          <text:p/>
        </draw:line>
        <draw:frame draw:style-name="gr5" draw:text-style-name="P1" draw:layer="layout" svg:width="2.877cm" svg:height="1.743cm" svg:x="11.795cm" svg:y="4.937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2.149cm" svg:height="2.177cm" svg:x="5.709cm" svg:y="11.65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7.256cm" svg:y="4.556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877cm" svg:height="1.743cm" svg:x="2.397cm" svg:y="15.986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3.773cm" svg:height="2.794cm" svg:x="2.688cm" svg:y="5.064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5.678cm" svg:height="2.794cm" svg:x="19.96cm" svg:y="15.986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877cm" svg:height="1.743cm" svg:x="18.78cm" svg:y="12.303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3.773cm" svg:height="2.794cm" svg:x="9.673cm" svg:y="15.986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149cm" svg:height="2.177cm" svg:x="12.694cm" svg:y="13.301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7.256cm" svg:y="8.112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5.678cm" svg:height="2.794cm" svg:x="6.715cm" svg:y="7.604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149cm" svg:height="2.177cm" svg:x="22.971cm" svg:y="7.967cm">
          <draw:image xlink:href="Pictures/100002010000018300000258FE2A2A4B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6" draw:text-style-name="P1" draw:layer="layout" svg:width="9.779cm" svg:height="5.715cm" svg:x="1.508cm" svg:y="4.18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layer="layout" svg:width="10.795cm" svg:height="6.604cm" svg:x="2.143cm" svg:y="10.41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2.905cm" svg:height="1.932cm" svg:x="1.524cm" svg:y="1.556cm">
          <text:p text:style-name="P1"><text:span text:style-name="T2">Crear </text:span></text:p>
          <text:p text:style-name="P1"><text:span text:style-name="T2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2.905cm" svg:height="1.932cm" svg:x="5.123cm" svg:y="1.555cm">
          <text:p text:style-name="P1"><text:span text:style-name="T3">Asociar</text:span></text:p>
          <text:p text:style-name="P1"><text:span text:style-name="T3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8.722cm" svg:y="1.5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21cm" svg:y="1.5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1.5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1.5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1.5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2.561cm" svg:x2="8.666cm" svg:y2="2.561cm">
          <text:p/>
        </draw:line>
        <draw:line draw:style-name="gr3" draw:text-style-name="P1" draw:layer="layout" svg:x1="4.431cm" svg:y1="2.511cm" svg:x2="5.066cm" svg:y2="2.511cm">
          <text:p/>
        </draw:line>
        <draw:line draw:style-name="gr3" draw:text-style-name="P1" draw:layer="layout" svg:x1="11.631cm" svg:y1="2.511cm" svg:x2="12.266cm" svg:y2="2.511cm">
          <text:p/>
        </draw:line>
        <draw:line draw:style-name="gr3" draw:text-style-name="P1" draw:layer="layout" svg:x1="15.231cm" svg:y1="2.461cm" svg:x2="15.866cm" svg:y2="2.461cm">
          <text:p/>
        </draw:line>
        <draw:line draw:style-name="gr3" draw:text-style-name="P1" draw:layer="layout" svg:x1="19.331cm" svg:y1="2.511cm" svg:x2="19.966cm" svg:y2="2.511cm">
          <text:p/>
        </draw:line>
        <draw:line draw:style-name="gr3" draw:text-style-name="P1" draw:layer="layout" svg:x1="22.931cm" svg:y1="2.561cm" svg:x2="23.566cm" svg:y2="2.561cm">
          <text:p/>
        </draw:line>
        <draw:frame draw:style-name="gr5" draw:text-style-name="P1" draw:layer="layout" svg:width="2.877cm" svg:height="1.743cm" svg:x="6.461cm" svg:y="5.326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2.149cm" svg:height="2.177cm" svg:x="4.566cm" svg:y="12.806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5.867cm" svg:y="13.607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877cm" svg:height="1.743cm" svg:x="8.083cm" svg:y="14.583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3.773cm" svg:height="2.794cm" svg:x="2.688cm" svg:y="4.564cm">
          <draw:image xlink:href="Pictures/1000020100000258000001FD2B6D0DAB.png" xlink:type="simple" xlink:show="embed" xlink:actuate="onLoad">
            <text:p/>
          </draw:image>
        </draw:frame>
        <draw:custom-shape draw:style-name="gr6" draw:text-style-name="P1" draw:layer="layout" svg:width="10.795cm" svg:height="8.255cm" svg:x="15.605cm" svg:y="6.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1" draw:layer="layout" svg:width="5.678cm" svg:height="2.794cm" svg:x="20.087cm" svg:y="10.398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877cm" svg:height="1.743cm" svg:x="7.477cm" svg:y="7.231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3.773cm" svg:height="2.794cm" svg:x="2.561cm" svg:y="6.596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149cm" svg:height="2.177cm" svg:x="6.979cm" svg:y="11.427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9.011cm" svg:y="12.824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5.678cm" svg:height="2.794cm" svg:x="16.912cm" svg:y="6.969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149cm" svg:height="2.177cm" svg:x="16.758cm" svg:y="11.269cm">
          <draw:image xlink:href="Pictures/100002010000018300000258FE2A2A4B.png" xlink:type="simple" xlink:show="embed" xlink:actuate="onLoad">
            <text:p/>
          </draw:image>
        </draw:frame>
        <draw:frame draw:style-name="gr7" draw:layer="layout" svg:width="2.225cm" svg:height="0.962cm" svg:x="23.307cm" svg:y="5.916cm">
          <draw:text-box>
            <text:p>qa_co</text:p>
          </draw:text-box>
        </draw:frame>
        <draw:frame draw:style-name="gr7" draw:layer="layout" svg:width="4.617cm" svg:height="0.962cm" svg:x="6.085cm" svg:y="3.975cm">
          <draw:text-box>
            <text:p>producción_co</text:p>
          </draw:text-box>
        </draw:frame>
        <draw:frame draw:style-name="gr7" draw:layer="layout" svg:width="4.299cm" svg:height="0.962cm" svg:x="7.747cm" svg:y="10.194cm">
          <draw:text-box>
            <text:p>desarrollo_co</text:p>
          </draw:text-box>
        </draw:frame>
      </draw:page>
      <draw:page draw:name="page4" draw:style-name="dp1" draw:master-page-name="Default">
        <draw:custom-shape draw:style-name="gr1" draw:text-style-name="P2" draw:layer="layout" svg:width="2.905cm" svg:height="1.932cm" svg:x="1.524cm" svg:y="1.456cm">
          <text:p text:style-name="P1"><text:span text:style-name="T1">Crear </text:span></text:p>
          <text:p text:style-name="P1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3cm" svg:y="1.455cm">
          <text:p text:style-name="P1"><text:span text:style-name="T1">Asociar</text:span></text:p>
          <text:p text:style-name="P1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2.905cm" svg:height="1.932cm" svg:x="8.722cm" svg:y="1.454cm">
          <text:p text:style-name="P1"><text:span text:style-name="T4">Crear</text:span></text:p>
          <text:p text:style-name="P1"><text:span text:style-name="T4">ambiente</text:span></text:p>
          <text:p text:style-name="P1"><text:span text:style-name="T4">en partición</text:span><text:span text:style-name="T1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21cm" svg:y="1.4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1.4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1.4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1.4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2.461cm" svg:x2="8.666cm" svg:y2="2.461cm">
          <text:p/>
        </draw:line>
        <draw:line draw:style-name="gr3" draw:text-style-name="P1" draw:layer="layout" svg:x1="4.431cm" svg:y1="2.411cm" svg:x2="5.066cm" svg:y2="2.411cm">
          <text:p/>
        </draw:line>
        <draw:line draw:style-name="gr3" draw:text-style-name="P1" draw:layer="layout" svg:x1="11.631cm" svg:y1="2.411cm" svg:x2="12.266cm" svg:y2="2.411cm">
          <text:p/>
        </draw:line>
        <draw:line draw:style-name="gr3" draw:text-style-name="P1" draw:layer="layout" svg:x1="15.231cm" svg:y1="2.361cm" svg:x2="15.866cm" svg:y2="2.361cm">
          <text:p/>
        </draw:line>
        <draw:line draw:style-name="gr3" draw:text-style-name="P1" draw:layer="layout" svg:x1="19.331cm" svg:y1="2.411cm" svg:x2="19.966cm" svg:y2="2.411cm">
          <text:p/>
        </draw:line>
        <draw:line draw:style-name="gr3" draw:text-style-name="P1" draw:layer="layout" svg:x1="22.931cm" svg:y1="2.461cm" svg:x2="23.566cm" svg:y2="2.461cm">
          <text:p/>
        </draw:line>
        <draw:custom-shape draw:style-name="gr8" draw:text-style-name="P1" draw:layer="layout" svg:width="13.97cm" svg:height="9.779cm" svg:x="6.205cm" svg:y="5.699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4.299cm" svg:height="0.962cm" svg:x="10.909cm" svg:y="4.882cm">
          <draw:text-box>
            <text:p>desarrollo_co</text:p>
          </draw:text-box>
        </draw:frame>
        <draw:custom-shape draw:style-name="gr10" draw:text-style-name="P1" draw:layer="layout" svg:width="5.334cm" svg:height="2.54cm" svg:x="6.967cm" svg:y="7.2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5.334cm" svg:height="3.937cm" svg:x="13.155cm" svg:y="10.0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5.334cm" svg:height="2.54cm" svg:x="9.126cm" svg:y="11.9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5.334cm" svg:height="2.54cm" svg:x="13.696cm" svg:y="6.7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2.149cm" svg:height="2.177cm" svg:x="7.729cm" svg:y="8.602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0.015cm" svg:y="7.35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9.634cm" svg:y="10.888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2.057cm" svg:y="12.031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5.916cm" svg:y="8.651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3.774cm" svg:height="1.904cm" svg:x="15.73cm" svg:y="11.414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877cm" svg:height="1.743cm" svg:x="13.081cm" svg:y="7.183cm">
          <draw:image xlink:href="Pictures/10000000000001A9000000BAAC6C9E4B.jpg" xlink:type="simple" xlink:show="embed" xlink:actuate="onLoad">
            <text:p/>
          </draw:image>
        </draw:frame>
        <draw:frame draw:style-name="gr7" draw:layer="layout" svg:width="5.781cm" svg:height="0.962cm" svg:x="13.46cm" svg:y="5.907cm">
          <draw:text-box>
            <text:p>env_team_analitys</text:p>
          </draw:text-box>
        </draw:frame>
        <draw:frame draw:style-name="gr7" draw:layer="layout" svg:width="4.232cm" svg:height="0.962cm" svg:x="6.75cm" svg:y="6.431cm">
          <draw:text-box>
            <text:p>hadoop_farm</text:p>
          </draw:text-box>
        </draw:frame>
        <draw:frame draw:style-name="gr7" draw:layer="layout" svg:width="3.245cm" svg:height="0.962cm" svg:x="16.494cm" svg:y="13.827cm">
          <draw:text-box>
            <text:p>carlos123</text:p>
          </draw:text-box>
        </draw:frame>
        <draw:frame draw:style-name="gr7" draw:layer="layout" svg:width="3.918cm" svg:height="0.962cm" svg:x="8.771cm" svg:y="14.235cm">
          <draw:text-box>
            <text:p>UI_team_v1</text:p>
          </draw:text-box>
        </draw:frame>
      </draw:page>
      <draw:page draw:name="page5" draw:style-name="dp1" draw:master-page-name="Default">
        <draw:custom-shape draw:style-name="gr1" draw:text-style-name="P2" draw:layer="layout" svg:width="2.905cm" svg:height="1.932cm" svg:x="1.524cm" svg:y="1.656cm">
          <text:p text:style-name="P5"><text:span text:style-name="T1">Crear </text:span></text:p>
          <text:p text:style-name="P5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3cm" svg:y="1.655cm">
          <text:p text:style-name="P5"><text:span text:style-name="T1">Asociar</text:span></text:p>
          <text:p text:style-name="P5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905cm" svg:height="1.932cm" svg:x="8.722cm" svg:y="1.654cm">
          <text:p text:style-name="P5"><text:span text:style-name="T1">Crear</text:span></text:p>
          <text:p text:style-name="P5"><text:span text:style-name="T1">ambiente</text:span></text:p>
          <text:p text:style-name="P5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2.905cm" svg:height="1.932cm" svg:x="12.321cm" svg:y="1.653cm">
          <text:p text:style-name="P5"><text:span text:style-name="T3">Subir</text:span></text:p>
          <text:p text:style-name="P5"><text:span text:style-name="T3">imagen</text:span><text:span text:style-name="T1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1.652cm">
          <text:p text:style-name="P5"><text:span text:style-name="T1">Subir</text:span></text:p>
          <text:p text:style-name="P5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1.652cm">
          <text:p text:style-name="P5"><text:span text:style-name="T1">Crear</text:span></text:p>
          <text:p text:style-name="P5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1.651cm">
          <text:p text:style-name="P5"><text:span text:style-name="T1">Verificar</text:span></text:p>
          <text:p text:style-name="P5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2.661cm" svg:x2="8.666cm" svg:y2="2.661cm">
          <text:p/>
        </draw:line>
        <draw:line draw:style-name="gr3" draw:text-style-name="P1" draw:layer="layout" svg:x1="4.431cm" svg:y1="2.611cm" svg:x2="5.066cm" svg:y2="2.611cm">
          <text:p/>
        </draw:line>
        <draw:line draw:style-name="gr3" draw:text-style-name="P1" draw:layer="layout" svg:x1="11.631cm" svg:y1="2.611cm" svg:x2="12.266cm" svg:y2="2.611cm">
          <text:p/>
        </draw:line>
        <draw:line draw:style-name="gr3" draw:text-style-name="P1" draw:layer="layout" svg:x1="15.231cm" svg:y1="2.561cm" svg:x2="15.866cm" svg:y2="2.561cm">
          <text:p/>
        </draw:line>
        <draw:line draw:style-name="gr3" draw:text-style-name="P1" draw:layer="layout" svg:x1="19.331cm" svg:y1="2.611cm" svg:x2="19.966cm" svg:y2="2.611cm">
          <text:p/>
        </draw:line>
        <draw:line draw:style-name="gr3" draw:text-style-name="P1" draw:layer="layout" svg:x1="22.931cm" svg:y1="2.661cm" svg:x2="23.566cm" svg:y2="2.6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R</meta:initial-creator>
    <meta:creation-date>2016-08-20T10:11:16</meta:creation-date>
    <dc:date>2016-08-20T16:12:46</dc:date>
    <dc:creator>Carlos R</dc:creator>
    <meta:editing-duration>PT47M21S</meta:editing-duration>
    <meta:editing-cycles>16</meta:editing-cycles>
    <meta:generator>LibreOffice/3.5$Linux_X86_64 LibreOffice_project/350m1$Build-2</meta:generator>
    <meta:document-statistic meta:object-count="112"/>
  </office:meta>
</office:document-meta>
</file>